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Standard">
      <style:text-properties officeooo:rsid="0050a957" officeooo:paragraph-rsid="005b3fbe"/>
    </style:style>
    <style:style style:name="P16" style:family="paragraph" style:parent-style-name="Text_20_body">
      <style:text-properties officeooo:rsid="0047a29b" officeooo:paragraph-rsid="005a8f7b"/>
    </style:style>
    <style:style style:name="P17" style:family="paragraph" style:parent-style-name="Text_20_body">
      <style:text-properties officeooo:rsid="0047a29b" officeooo:paragraph-rsid="005b3fbe"/>
    </style:style>
    <style:style style:name="P18" style:family="paragraph" style:parent-style-name="Text_20_body">
      <style:text-properties officeooo:rsid="0047a29b" officeooo:paragraph-rsid="005c531b"/>
    </style:style>
    <style:style style:name="P19" style:family="paragraph" style:parent-style-name="Text_20_body">
      <style:text-properties officeooo:rsid="0050a957" officeooo:paragraph-rsid="005a8f7b"/>
    </style:style>
    <style:style style:name="P20" style:family="paragraph" style:parent-style-name="Text_20_body">
      <style:text-properties officeooo:rsid="0050a957" officeooo:paragraph-rsid="005b3fbe"/>
    </style:style>
    <style:style style:name="P21" style:family="paragraph" style:parent-style-name="Text_20_body">
      <style:text-properties officeooo:rsid="0050a957" officeooo:paragraph-rsid="005c531b"/>
    </style:style>
    <style:style style:name="P22" style:family="paragraph" style:parent-style-name="Heading_20_2">
      <style:text-properties officeooo:rsid="0047a29b" officeooo:paragraph-rsid="005a8f7b"/>
    </style:style>
    <style:style style:name="P23" style:family="paragraph" style:parent-style-name="Heading_20_2">
      <style:text-properties officeooo:rsid="005b3fbe" officeooo:paragraph-rsid="005b3fbe"/>
    </style:style>
    <style:style style:name="P24" style:family="paragraph" style:parent-style-name="Heading_20_2">
      <style:text-properties officeooo:rsid="005b3fbe" officeooo:paragraph-rsid="005c531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497175"/>
    </style:style>
    <style:style style:name="T13" style:family="text">
      <style:text-properties officeooo:rsid="004c1688"/>
    </style:style>
    <style:style style:name="T14" style:family="text">
      <style:text-properties officeooo:rsid="0057fd29"/>
    </style:style>
    <style:style style:name="T15" style:family="text">
      <style:text-properties officeooo:rsid="0058e41d"/>
    </style:style>
    <style:style style:name="T16" style:family="text">
      <style:text-properties officeooo:rsid="005b3fbe"/>
    </style:style>
    <style:style style:name="T17" style:family="text">
      <style:text-properties officeooo:rsid="005c531b"/>
    </style:style>
    <style:style style:name="T18" style:family="text">
      <style:text-properties officeooo:rsid="005d1d45"/>
    </style:style>
    <style:style style:name="T19" style:family="text">
      <style:text-properties officeooo:rsid="005e7c6e"/>
    </style:style>
    <style:style style:name="T20" style:family="text">
      <style:text-properties officeooo:rsid="0061b397"/>
    </style:style>
    <style:style style:name="T21" style:family="text">
      <style:text-properties officeooo:rsid="006297e2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5">Indirizzo server: <text:span text:style-name="T3">localhost</text:span></text:p>
      <text:p text:style-name="P2">Porta di comunicazione: <text:span text:style-name="T2">52000</text:span></text:p>
      <text:p text:style-name="P4"/>
      <text:p text:style-name="P4">La comunicazione tra server e client avviene sulla base di un cookie e su richieste/risposte codificate in json.</text:p>
      <text:p text:style-name="P6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8">CLIENT: <text:span text:style-name="T4">LOGIN</text:span></text:p>
      <text:p text:style-name="P11">SERVER: OK + COOKIE | NO</text:p>
      <text:p text:style-name="P11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9"/>
      <text:p text:style-name="P10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2"/>
      <text:h text:style-name="Heading_20_1" text:outline-level="1">COMANDI</text:h>
      <text:h text:style-name="Heading_20_2" text:outline-level="2">- <text:span text:style-name="T20">SESSIONE -</text:span></text:h>
      <text:h text:style-name="Heading_20_2" text:outline-level="2">LOGIN</text:h>
      <text:p text:style-name="P7">CLIENT:{'sComando':”LOGIN”,<text:span text:style-name="T14">'</text:span>sUser<text:span text:style-name="T14">'</text:span>:”<text:span text:style-name="T15">lucabertoni</text:span>”,<text:span text:style-name="T14">'sPassword'</text:span>:”<text:span text:style-name="T10">b9be11166d72e9e3ae7fd407165e4bd2</text:span>”}</text:p>
      <text:p text:style-name="P3">SERVER: {'sRisultato':”OK”, <text:span text:style-name="T11">sCookie:””} </text:span>| <text:bookmark-start text:name="__DdeLink__161_2004692918"/>{'sRisultato':<text:span text:style-name="T21">'</text:span>NO<text:span text:style-name="T21">'</text:span>}<text:bookmark-end text:name="__DdeLink__161_2004692918"/></text:p>
      <text:h text:style-name="Heading_20_2" text:outline-level="2"/>
      <text:h text:style-name="Heading_20_2" text:outline-level="2">- UTENTE -</text:h>
      <text:h text:style-name="P22" text:outline-level="2">ADDUSER</text:h>
      <text:p text:style-name="P16"><text:bookmark-start text:name="__DdeLink__191_1921345119"/>CLIENT: {<text:span text:style-name="T12">'</text:span>sComando<text:span text:style-name="T12">'</text:span>: “addUser”, <text:span text:style-name="T13">'aUtente':{'sNome':'Luca',sCognome:'Bertoni','sEmail':</text:span><text:a xlink:type="simple" xlink:href="mailto:'luca.bertoni24@gmail.com" text:style-name="Internet_20_link" text:visited-style-name="Visited_20_Internet_20_Link"><text:span text:style-name="T13">'luca.bertoni24@gmail.com</text:span></text:a><text:span text:style-name="T13">','sUsername':'lucabertoni','sPassword':'</text:span><text:bookmark-start text:name="__DdeLink__168_1921345119"/><text:span text:style-name="T8">b9be11166d72e9e3ae7fd407165e4bd2</text:span><text:bookmark-end text:name="__DdeLink__168_1921345119"/><text:span text:style-name="T13">','nLivello':1}</text:span>}<text:bookmark-end text:name="__DdeLink__191_1921345119"/></text:p>
      <text:p text:style-name="P19"><text:bookmark-start text:name="__DdeLink__193_1921345119"/><text:soft-page-break/>SERVER: {'sRisultato':'OK'} | {'sRisultato':'NO'}<text:bookmark-end text:name="__DdeLink__193_1921345119"/></text:p>
      <text:h text:style-name="P23" text:outline-level="2">GETUSERNAME</text:h>
      <text:p text:style-name="P17"><text:bookmark-start text:name="__DdeLink__176_1921345119"/>CLIENT: {<text:span text:style-name="T12">'</text:span>sComando<text:span text:style-name="T12">'</text:span>: “<text:span text:style-name="T16">getUsername</text:span>”, <text:span text:style-name="T16">'sCookie':”</text:span><text:bookmark-start text:name="__DdeLink__195_1921345119"/><text:span text:style-name="T16">28c8edde3d61a041121511d3b1866f0636</text:span><text:bookmark-end text:name="__DdeLink__195_1921345119"/><text:span text:style-name="T16">”</text:span>}<text:bookmark-end text:name="__DdeLink__176_1921345119"/></text:p>
      <text:p text:style-name="P20"><text:bookmark-start text:name="__DdeLink__178_1921345119"/>SERVER: {'sRisultato':'OK',”<text:span text:style-name="T16">sUsername</text:span>”:”<text:span text:style-name="T16">lucabertoni</text:span>”} | {'sRisultato':'NO'}<text:bookmark-end text:name="__DdeLink__178_1921345119"/></text:p>
      <text:p text:style-name="P15"/>
      <text:h text:style-name="P24" text:outline-level="2">GET<text:span text:style-name="T17">ALLUSERINFO</text:span></text:h>
      <text:p text:style-name="P18"><text:bookmark-start text:name="__DdeLink__180_1921345119"/>CLIENT: {<text:span text:style-name="T12">'</text:span>sComando<text:span text:style-name="T12">'</text:span>: “<text:bookmark-start text:name="__DdeLink__185_1921345119"/><text:span text:style-name="T16">getAllUserInfo</text:span><text:bookmark-end text:name="__DdeLink__185_1921345119"/>”, <text:span text:style-name="T16">'sCookie':”28c8edde3d61a041121511d3b1866f0636”</text:span>}<text:bookmark-end text:name="__DdeLink__180_1921345119"/></text:p>
      <text:p text:style-name="P21"><text:bookmark-start text:name="__DdeLink__182_1921345119"/>SERVER:{'sRisultato':'OK', ”<text:span text:style-name="T19">aUser</text:span>”:<text:span text:style-name="T18">{'sNome':'Luca',sCognome:'Bertoni','sEmail':</text:span><text:a xlink:type="simple" xlink:href="mailto:'luca.bertoni24@gmail.com" text:style-name="Internet_20_link" text:visited-style-name="Visited_20_Internet_20_Link"><text:span text:style-name="T18">'luca.bertoni24@gmail.com</text:span></text:a><text:span text:style-name="T18">','sUsername':'lucabertoni','sPassword':'</text:span><text:span text:style-name="T8">b9be11166d72e9e3ae7fd407165e4bd2</text:span><text:span text:style-name="T13">','nLivello':1}</text:span>} | {'sRisultato':'NO'}<text:bookmark-end text:name="__DdeLink__182_19213451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1-19T11:11:15.046292182</dc:date>
    <meta:editing-duration>PT4H16M36S</meta:editing-duration>
    <meta:editing-cycles>77</meta:editing-cycles>
    <meta:document-statistic meta:table-count="0" meta:image-count="0" meta:object-count="0" meta:page-count="2" meta:paragraph-count="27" meta:word-count="127" meta:character-count="1492" meta:non-whitespace-character-count="1389"/>
  </office:meta>
</office:document-meta>
</file>